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FPExtensionObject.getNormalNamespac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FPExtensionObject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FPExtensionObject.AbstractAFPExtensionObject( FONode par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FPExtensionObjec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FPExtensionObject.characters( char [ ] data , int start , int length , PropertyList pList ,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FPExtensionObject.processNode( String elementName , Locator locator , Attributes attlist , PropertyList propertyLis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AFPExtensionObject.end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FPExtensionObject.validateChildNode( Locator loc , String ns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AFPExtensionObject.getExtensionAttach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